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" svg:font-family="'Fira Code', 'Droid Sans Mono', monospace, monospace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429cm" table:align="left"/>
    </style:style>
    <style:style style:name="Table1.A" style:family="table-column">
      <style:table-column-properties style:column-width="5.579cm"/>
    </style:style>
    <style:style style:name="Table1.B" style:family="table-column">
      <style:table-column-properties style:column-width="1.219cm"/>
    </style:style>
    <style:style style:name="Table1.C" style:family="table-column">
      <style:table-column-properties style:column-width="8.631cm"/>
    </style:style>
    <style:style style:name="Table1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1.C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1.C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le2" style:family="table">
      <style:table-properties style:width="8.763cm" table:align="left"/>
    </style:style>
    <style:style style:name="Table2.A" style:family="table-column">
      <style:table-column-properties style:column-width="2.256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5.288cm"/>
    </style:style>
    <style:style style:name="Table2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2.C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2.C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le3" style:family="table">
      <style:table-properties style:width="8.043cm" table:align="left"/>
    </style:style>
    <style:style style:name="Table3.A" style:family="table-column">
      <style:table-column-properties style:column-width="3.526cm"/>
    </style:style>
    <style:style style:name="Table3.B" style:family="table-column">
      <style:table-column-properties style:column-width="4.517cm"/>
    </style:style>
    <style:style style:name="Table3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3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3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3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5.891cm"/>
    </style:style>
    <style:style style:name="Table4.B" style:family="table-column">
      <style:table-column-properties style:column-width="1.379cm"/>
    </style:style>
    <style:style style:name="Table4.C" style:family="table-column">
      <style:table-column-properties style:column-width="9.73cm"/>
    </style:style>
    <style:style style:name="Table4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4.C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4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4.C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le5" style:family="table">
      <style:table-properties style:width="8.043cm" table:align="left"/>
    </style:style>
    <style:style style:name="Table5.A" style:family="table-column">
      <style:table-column-properties style:column-width="3.526cm"/>
    </style:style>
    <style:style style:name="Table5.B" style:family="table-column">
      <style:table-column-properties style:column-width="4.517cm"/>
    </style:style>
    <style:style style:name="Table5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5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5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5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le6" style:family="table">
      <style:table-properties style:width="8.043cm" table:align="left"/>
    </style:style>
    <style:style style:name="Table6.A" style:family="table-column">
      <style:table-column-properties style:column-width="3.526cm"/>
    </style:style>
    <style:style style:name="Table6.B" style:family="table-column">
      <style:table-column-properties style:column-width="4.517cm"/>
    </style:style>
    <style:style style:name="Table6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6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6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6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le7" style:family="table">
      <style:table-properties style:width="8.043cm" table:align="left"/>
    </style:style>
    <style:style style:name="Table7.A" style:family="table-column">
      <style:table-column-properties style:column-width="3.526cm"/>
    </style:style>
    <style:style style:name="Table7.B" style:family="table-column">
      <style:table-column-properties style:column-width="4.517cm"/>
    </style:style>
    <style:style style:name="Table7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7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7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7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le8" style:family="table">
      <style:table-properties style:width="8.615cm" table:align="left"/>
    </style:style>
    <style:style style:name="Table8.A" style:family="table-column">
      <style:table-column-properties style:column-width="2.136cm"/>
    </style:style>
    <style:style style:name="Table8.B" style:family="table-column">
      <style:table-column-properties style:column-width="6.479cm"/>
    </style:style>
    <style:style style:name="Table8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8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8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8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le9" style:family="table">
      <style:table-properties style:width="8.043cm" table:align="left"/>
    </style:style>
    <style:style style:name="Table9.A" style:family="table-column">
      <style:table-column-properties style:column-width="3.526cm"/>
    </style:style>
    <style:style style:name="Table9.B" style:family="table-column">
      <style:table-column-properties style:column-width="4.517cm"/>
    </style:style>
    <style:style style:name="Table9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9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9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9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le10" style:family="table">
      <style:table-properties style:width="9.088cm" table:align="left"/>
    </style:style>
    <style:style style:name="Table10.A" style:family="table-column">
      <style:table-column-properties style:column-width="2.136cm"/>
    </style:style>
    <style:style style:name="Table10.B" style:family="table-column">
      <style:table-column-properties style:column-width="6.951cm"/>
    </style:style>
    <style:style style:name="Table10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le10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10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le10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P1" style:family="paragraph" style:parent-style-name="Heading_20_2">
      <style:text-properties officeooo:paragraph-rsid="001dc744"/>
    </style:style>
    <style:style style:name="P2" style:family="paragraph" style:parent-style-name="Heading_20_3">
      <style:text-properties officeooo:paragraph-rsid="001dc744"/>
    </style:style>
    <style:style style:name="P3" style:family="paragraph" style:parent-style-name="Heading_20_3">
      <style:paragraph-properties fo:padding="0.049cm" fo:border="0.06pt solid #e3e3e3"/>
    </style:style>
    <style:style style:name="P4" style:family="paragraph" style:parent-style-name="Standard">
      <style:text-properties fo:color="#000000" style:font-name="IBMPlexMono, monospace," fo:background-color="#fffffe"/>
    </style:style>
    <style:style style:name="P5" style:family="paragraph" style:parent-style-name="Standard">
      <style:text-properties fo:color="#000000" style:font-name="IBMPlexMono, monospace," officeooo:paragraph-rsid="001dc744" fo:background-color="#fffffe"/>
    </style:style>
    <style:style style:name="P6" style:family="paragraph" style:parent-style-name="Standard">
      <style:text-properties fo:color="#000000" style:font-name="IBMPlexMono, monospace," officeooo:paragraph-rsid="00267e79" fo:background-color="#fffffe"/>
    </style:style>
    <style:style style:name="P7" style:family="paragraph" style:parent-style-name="Standard">
      <style:text-properties fo:color="#000000" style:font-name="IBMPlexMono, monospace," officeooo:paragraph-rsid="0028aaa4"/>
    </style:style>
    <style:style style:name="P8" style:family="paragraph" style:parent-style-name="Text_20_body">
      <style:text-properties officeooo:paragraph-rsid="001dc744"/>
    </style:style>
    <style:style style:name="P9" style:family="paragraph" style:parent-style-name="Text_20_body">
      <style:text-properties officeooo:paragraph-rsid="00267e79"/>
    </style:style>
    <style:style style:name="P10" style:family="paragraph" style:parent-style-name="Text_20_body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dc744"/>
    </style:style>
    <style:style style:name="T3" style:family="text">
      <style:text-properties fo:font-variant="normal" fo:text-transform="none" fo:color="#ffffff" fo:letter-spacing="normal"/>
    </style:style>
    <style:style style:name="T4" style:family="text">
      <style:text-properties fo:font-variant="normal" fo:text-transform="none" fo:color="#0451a5" style:font-name="Söhne Mono" fo:font-size="10.5pt" fo:letter-spacing="normal" fo:font-style="normal" fo:font-weight="normal"/>
    </style:style>
    <style:style style:name="T5" style:family="text">
      <style:text-properties fo:color="#a31515"/>
    </style:style>
    <style:style style:name="T6" style:family="text">
      <style:text-properties fo:color="#a31515" fo:background-color="#fffffe" loext:char-shading-value="0"/>
    </style:style>
    <style:style style:name="T7" style:family="text">
      <style:text-properties fo:color="#0451a5"/>
    </style:style>
    <style:style style:name="T8" style:family="text">
      <style:text-properties fo:color="#0451a5" fo:background-color="#fffffe" loext:char-shading-value="0"/>
    </style:style>
    <style:style style:name="T9" style:family="text">
      <style:text-properties fo:color="#098658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background-color="#fffffe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User Registration API</text:h>
      <text:h text:style-name="Heading_20_3" text:outline-level="3">Description</text:h>
      <text:p text:style-name="P10">This API endpoint allows users to register by providing their name, email, and password.</text:p>
      <text:h text:style-name="P3" text:outline-level="3">Endpoint</text:h>
      <text:p text:style-name="P10"><text:span text:style-name="Source_20_Text"><text:span text:style-name="T1">POST /api/auth/register</text:span></text:span></text:p>
      <text:h text:style-name="P3" text:outline-level="3">Request Parameter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3912722068000"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C1" office:value-type="string">
              <text:p text:style-name="Table_20_Heading">Description</text:p>
            </table:table-cell>
          </table:table-row>
        </table:table-header-rows>
        <table:table-row table:style-name="TableLine93912722068000">
          <table:table-cell table:style-name="Table1.A2" office:value-type="string">
            <text:p text:style-name="Table_20_Contents"><text:span text:style-name="Source_20_Text"><text:span text:style-name="T1">name</text:span>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C2" office:value-type="string">
            <text:p text:style-name="Table_20_Contents">The name of the user.</text:p>
          </table:table-cell>
        </table:table-row>
        <table:table-row table:style-name="TableLine93912722068000">
          <table:table-cell table:style-name="Table1.A2" office:value-type="string">
            <text:p text:style-name="Table_20_Contents"><text:span text:style-name="Source_20_Text"><text:span text:style-name="T1">email</text:span>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C2" office:value-type="string">
            <text:p text:style-name="Table_20_Contents">The email address of the user.</text:p>
          </table:table-cell>
        </table:table-row>
        <table:table-row table:style-name="TableLine93912722068000">
          <table:table-cell table:style-name="Table1.A2" office:value-type="string">
            <text:p text:style-name="Table_20_Contents"><text:span text:style-name="Source_20_Text"><text:span text:style-name="T1">password</text:span>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C2" office:value-type="string">
            <text:p text:style-name="Table_20_Contents">The password chosen by the user.</text:p>
          </table:table-cell>
        </table:table-row>
        <table:table-row table:style-name="TableLine93912722068000">
          <table:table-cell table:style-name="Table1.A2" office:value-type="string">
            <text:p text:style-name="Table_20_Contents"><text:span text:style-name="Source_20_Text"><text:span text:style-name="T1">password_confirmation</text:span>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C2" office:value-type="string">
            <text:p text:style-name="Table_20_Contents">Confirmation of the password chosen by the user.</text:p>
          </table:table-cell>
        </table:table-row>
      </table:table>
      <text:p text:style-name="P8"><text:line-break/>Response Example (Success)</text:p>
      <text:p text:style-name="P8"><text:span text:style-name="T2"><text:line-break/></text:span><text:span text:style-name="T1">{</text:span><text:span text:style-name="T3"> </text:span><text:span text:style-name="T1">"id":</text:span><text:span text:style-name="T3"> </text:span><text:span text:style-name="T1">123,</text:span><text:span text:style-name="T3"> </text:span><text:span text:style-name="T1">"name":</text:span><text:span text:style-name="T3"> </text:span><text:span text:style-name="T1">"test2",</text:span><text:span text:style-name="T3"> </text:span><text:span text:style-name="T1">"email":</text:span><text:span text:style-name="T3"> </text:span><text:span text:style-name="T1">"test2@yopmail.com",</text:span><text:span text:style-name="T3"> </text:span><text:span text:style-name="T1">"created_at":</text:span><text:span text:style-name="T3"> </text:span><text:span text:style-name="T1">"2024-05-15T12:00:00Z",</text:span><text:span text:style-name="T3"> </text:span><text:span text:style-name="T1">"updated_at":</text:span><text:span text:style-name="T3"> </text:span><text:span text:style-name="T1">"2024-05-15T12:00:00Z"</text:span><text:span text:style-name="T3"> </text:span><text:span text:style-name="T1">}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h text:style-name="P1" text:outline-level="2">User Login API</text:h>
      <text:p text:style-name="P8"/>
      <text:h text:style-name="P3" text:outline-level="3">Description</text:h>
      <text:p text:style-name="P10">This API endpoint allows users to log in by providing their email and password.</text:p>
      <text:h text:style-name="P3" text:outline-level="3">Endpoint</text:h>
      <text:p text:style-name="P10"><text:span text:style-name="Source_20_Text"><text:span text:style-name="T1">POST /api/auth/login</text:span></text:span></text:p>
      <text:h text:style-name="P3" text:outline-level="3">Request Parameter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3912660071680">
            <table:table-cell table:style-name="Table2.A1" office:value-type="string">
              <text:p text:style-name="Table_20_Heading">Parameter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 table:style-name="TableLine93912660071680">
          <table:table-cell table:style-name="Table2.A2" office:value-type="string">
            <text:p text:style-name="Table_20_Contents"><text:span text:style-name="Source_20_Text"><text:span text:style-name="T1">email</text:span></text:span></text:p>
          </table:table-cell>
          <table:table-cell table:style-name="Table2.A2" office:value-type="string">
            <text:p text:style-name="Table_20_Contents">String</text:p>
          </table:table-cell>
          <table:table-cell table:style-name="Table2.C2" office:value-type="string">
            <text:p text:style-name="Table_20_Contents">The email address of the user.</text:p>
          </table:table-cell>
        </table:table-row>
        <table:table-row table:style-name="TableLine93912660071680">
          <table:table-cell table:style-name="Table2.A2" office:value-type="string">
            <text:p text:style-name="Table_20_Contents"><text:span text:style-name="Source_20_Text"><text:span text:style-name="T1">password</text:span></text:span></text:p>
          </table:table-cell>
          <table:table-cell table:style-name="Table2.A2" office:value-type="string">
            <text:p text:style-name="Table_20_Contents">String</text:p>
          </table:table-cell>
          <table:table-cell table:style-name="Table2.C2" office:value-type="string">
            <text:p text:style-name="Table_20_Contents">The password of the user.</text:p>
          </table:table-cell>
        </table:table-row>
      </table:table>
      <text:p text:style-name="P8"/>
      <text:p text:style-name="P8"/>
      <text:p text:style-name="P8"/>
      <text:p text:style-name="P8"/>
      <text:h text:style-name="P2" text:outline-level="3">Response Example (Success)</text:h>
      <text:p text:style-name="P5">{</text:p>
      <text:p text:style-name="P4"><text:span text:style-name="T5">"access_token"</text:span>: <text:span text:style-name="T7">"eyJ0eXAiOiJKV1QiLCJhbGciOiJIUzI1NiJ9.eyJpc3MiOiJodHRwOi8vMTI3LjAuMC4xOjgwMDAvYXBpL2F1dGgvbG9naW4iLCJpYXQiOjE3MTU3NDgxMDYsImV4cCI6MTcxNTc1MTcwNiwibmJmIjoxNzE1NzQ4MTA2LCJqdGkiOiJsNllMUWQwMW1SQnRmWjhwIiwic3ViIjoiMSIsInBydiI6IjIzYmQ1Yzg5NDlmNjAwYWRiMzllNzAxYzQwMDg3MmRiN2E1OTc2ZjcifQ.W-fQ1AC8vH-ew4gr7O7uzuO9N6M8QEwGa3GQaUOiTVU"</text:span>,</text:p>
      <text:p text:style-name="P4"><text:span text:style-name="T5">"token_type"</text:span>: <text:span text:style-name="T7">"bearer"</text:span>,</text:p>
      <text:p text:style-name="P4"><text:span text:style-name="T5">"expires_in"</text:span>: <text:span text:style-name="T9">3600</text:span></text:p>
      <text:p text:style-name="P4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P1" text:outline-level="2">Create Appointment API</text:h>
      <text:h text:style-name="P3" text:outline-level="3">Description</text:h>
      <text:p text:style-name="P10">This API endpoint allows authenticated users to create a new appointment with a healthcare professional.</text:p>
      <text:h text:style-name="P3" text:outline-level="3">Endpoint</text:h>
      <text:p text:style-name="P10"><text:span text:style-name="Source_20_Text"><text:span text:style-name="T1">POST /api/appointment/create</text:span></text:span></text:p>
      <text:h text:style-name="P3" text:outline-level="3">Request Headers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93912663274240">
            <table:table-cell table:style-name="Table3.A1" office:value-type="string">
              <text:p text:style-name="Table_20_Heading">Header</text:p>
            </table:table-cell>
            <table:table-cell table:style-name="Table3.B1" office:value-type="string">
              <text:p text:style-name="Table_20_Heading">Description</text:p>
            </table:table-cell>
          </table:table-row>
        </table:table-header-rows>
        <table:table-row table:style-name="TableLine93912663274240">
          <table:table-cell table:style-name="Table3.A2" office:value-type="string">
            <text:p text:style-name="Table_20_Contents"><text:span text:style-name="Source_20_Text"><text:span text:style-name="T1">Authorization</text:span></text:span></text:p>
          </table:table-cell>
          <table:table-cell table:style-name="Table3.B2" office:value-type="string">
            <text:p text:style-name="Table_20_Contents">Token for authentication.</text:p>
          </table:table-cell>
        </table:table-row>
      </table:table>
      <text:h text:style-name="P3" text:outline-level="3">Request Parameter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Line93912735794096">
            <table:table-cell table:style-name="Table4.A1" office:value-type="string">
              <text:p text:style-name="Table_20_Heading">Parameter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C1" office:value-type="string">
              <text:p text:style-name="Table_20_Heading">Description</text:p>
            </table:table-cell>
          </table:table-row>
        </table:table-header-rows>
        <table:table-row table:style-name="TableLine93912735794096">
          <table:table-cell table:style-name="Table4.A2" office:value-type="string">
            <text:p text:style-name="Table_20_Contents"><text:span text:style-name="Source_20_Text"><text:span text:style-name="T1">healthcare_professional_id</text:span></text:span></text:p>
          </table:table-cell>
          <table:table-cell table:style-name="Table4.A2" office:value-type="string">
            <text:p text:style-name="Table_20_Contents">Integer</text:p>
          </table:table-cell>
          <table:table-cell table:style-name="Table4.C2" office:value-type="string">
            <text:p text:style-name="Table_20_Contents">The ID of the healthcare professional for the appointment.</text:p>
          </table:table-cell>
        </table:table-row>
        <table:table-row table:style-name="TableLine93912735794096">
          <table:table-cell table:style-name="Table4.A2" office:value-type="string">
            <text:p text:style-name="Table_20_Contents"><text:span text:style-name="Source_20_Text"><text:span text:style-name="T1">appointment_start_time</text:span></text:span></text:p>
          </table:table-cell>
          <table:table-cell table:style-name="Table4.A2" office:value-type="string">
            <text:p text:style-name="Table_20_Contents">String</text:p>
          </table:table-cell>
          <table:table-cell table:style-name="Table4.C2" office:value-type="string">
            <text:p text:style-name="Table_20_Contents">The start time of the appointment (format: <text:span text:style-name="Source_20_Text"><text:span text:style-name="T1">YYYY-MM-DD HH:mm:ss</text:span></text:span>).</text:p>
          </table:table-cell>
        </table:table-row>
        <table:table-row table:style-name="TableLine93912735794096">
          <table:table-cell table:style-name="Table4.A2" office:value-type="string">
            <text:p text:style-name="Table_20_Contents"><text:span text:style-name="Source_20_Text"><text:span text:style-name="T1">appointment_end_time</text:span></text:span></text:p>
          </table:table-cell>
          <table:table-cell table:style-name="Table4.A2" office:value-type="string">
            <text:p text:style-name="Table_20_Contents">String</text:p>
          </table:table-cell>
          <table:table-cell table:style-name="Table4.C2" office:value-type="string">
            <text:p text:style-name="Table_20_Contents">The end time of the appointment (format: <text:span text:style-name="Source_20_Text"><text:span text:style-name="T1">YYYY-MM-DD HH:mm:ss</text:span></text:span>).</text:p>
          </table:table-cell>
        </table:table-row>
      </table:table>
      <text:p text:style-name="P8"/>
      <text:h text:style-name="P2" text:outline-level="3">Response Example (Success)</text:h>
      <text:p text:style-name="P5">{</text:p>
      <text:p text:style-name="P4"><text:span text:style-name="T5">"user_id"</text:span>: <text:span text:style-name="T9">1</text:span>,</text:p>
      <text:p text:style-name="P4"><text:span text:style-name="T5">"healthcare_professional_id"</text:span>: <text:span text:style-name="T7">"2"</text:span>,</text:p>
      <text:p text:style-name="P4"><text:span text:style-name="T5">"appointment_start_time"</text:span>: <text:span text:style-name="T7">"2024-05-18T10:12:00.000000Z"</text:span>,</text:p>
      <text:p text:style-name="P4"><text:span text:style-name="T5">"appointment_end_time"</text:span>: <text:span text:style-name="T7">"2024-05-18T11:14:00.000000Z"</text:span>,</text:p>
      <text:p text:style-name="P4"><text:span text:style-name="T5">"status"</text:span>: <text:span text:style-name="T7">"booked"</text:span>,</text:p>
      <text:p text:style-name="P4"><text:span text:style-name="T5">"updated_at"</text:span>: <text:span text:style-name="T7">"2024-05-15T04:47:15.000000Z"</text:span>,</text:p>
      <text:p text:style-name="P4"><text:span text:style-name="T5">"created_at"</text:span>: <text:span text:style-name="T7">"2024-05-15T04:47:15.000000Z"</text:span>,</text:p>
      <text:p text:style-name="P4"><text:span text:style-name="T5">"id"</text:span>: <text:span text:style-name="T9">11</text:span></text:p>
      <text:p text:style-name="P4">}</text:p>
      <text:p text:style-name="P8"/>
      <text:p text:style-name="P8"/>
      <text:p text:style-name="P8"/>
      <text:p text:style-name="P8"/>
      <text:p text:style-name="P8"/>
      <text:p text:style-name="P8"/>
      <text:h text:style-name="P1" text:outline-level="2"><text:soft-page-break/>List Appointments API</text:h>
      <text:h text:style-name="P3" text:outline-level="3">Description</text:h>
      <text:p text:style-name="P10">This API endpoint allows authenticated users to retrieve a list of their appointments.</text:p>
      <text:h text:style-name="P3" text:outline-level="3">Endpoint</text:h>
      <text:p text:style-name="P10"><text:span text:style-name="Source_20_Text"><text:span text:style-name="T1">GET /api/appointment/list</text:span></text:span></text:p>
      <text:h text:style-name="P3" text:outline-level="3">Request Headers</text:h>
      <table:table table:name="Table6" table:style-name="Table6">
        <table:table-column table:style-name="Table6.A"/>
        <table:table-column table:style-name="Table6.B"/>
        <table:table-header-rows>
          <table:table-row table:style-name="TableLine93912736416192">
            <table:table-cell table:style-name="Table6.A1" office:value-type="string">
              <text:p text:style-name="Table_20_Heading">Header</text:p>
            </table:table-cell>
            <table:table-cell table:style-name="Table6.B1" office:value-type="string">
              <text:p text:style-name="Table_20_Heading">Description</text:p>
            </table:table-cell>
          </table:table-row>
        </table:table-header-rows>
        <table:table-row table:style-name="TableLine93912736416192">
          <table:table-cell table:style-name="Table6.A2" office:value-type="string">
            <text:p text:style-name="Table_20_Contents"><text:span text:style-name="Source_20_Text"><text:span text:style-name="T1">Authorization</text:span></text:span></text:p>
          </table:table-cell>
          <table:table-cell table:style-name="Table6.B2" office:value-type="string">
            <text:p text:style-name="Table_20_Contents">Token for authentication.</text:p>
          </table:table-cell>
        </table:table-row>
      </table:table>
      <text:p text:style-name="P8"/>
      <text:h text:style-name="P2" text:outline-level="3">Response Example (Success)</text:h>
      <text:p text:style-name="P5">[</text:p>
      <text:p text:style-name="P4">{</text:p>
      <text:p text:style-name="P4"><text:span text:style-name="T5">"id"</text:span>: <text:span text:style-name="T9">1</text:span>,</text:p>
      <text:p text:style-name="P4"><text:span text:style-name="T5">"appointment_start_time"</text:span>: <text:span text:style-name="T7">"2024-05-14T10:14:00.000000Z"</text:span>,</text:p>
      <text:p text:style-name="P4"><text:span text:style-name="T5">"appointment_end_time"</text:span>: <text:span text:style-name="T7">"2024-05-13T11:14:00.000000Z"</text:span>,</text:p>
      <text:p text:style-name="P4"><text:span text:style-name="T5">"status"</text:span>: <text:span text:style-name="T7">"complete"</text:span></text:p>
      <text:p text:style-name="P4">},</text:p>
      <text:p text:style-name="P4">{</text:p>
      <text:p text:style-name="P4"><text:span text:style-name="T5">"id"</text:span>: <text:span text:style-name="T9">10</text:span>,</text:p>
      <text:p text:style-name="P4"><text:span text:style-name="T5">"appointment_start_time"</text:span>: <text:span text:style-name="T7">"2024-05-17T10:12:00.000000Z"</text:span>,</text:p>
      <text:p text:style-name="P4"><text:span text:style-name="T5">"appointment_end_time"</text:span>: <text:span text:style-name="T7">"2024-05-17T11:14:00.000000Z"</text:span>,</text:p>
      <text:p text:style-name="P4"><text:span text:style-name="T5">"status"</text:span>: <text:span text:style-name="T7">"booked"</text:span></text:p>
      <text:p text:style-name="P4">},</text:p>
      <text:p text:style-name="P4">{</text:p>
      <text:p text:style-name="P4"><text:span text:style-name="T5">"id"</text:span>: <text:span text:style-name="T9">11</text:span>,</text:p>
      <text:p text:style-name="P4"><text:span text:style-name="T5">"appointment_start_time"</text:span>: <text:span text:style-name="T7">"2024-05-18T10:12:00.000000Z"</text:span>,</text:p>
      <text:p text:style-name="P4"><text:span text:style-name="T5">"appointment_end_time"</text:span>: <text:span text:style-name="T7">"2024-05-18T11:14:00.000000Z"</text:span>,</text:p>
      <text:p text:style-name="P4"><text:span text:style-name="T5">"status"</text:span>: <text:span text:style-name="T7">"booked"</text:span></text:p>
      <text:p text:style-name="P4">}</text:p>
      <text:p text:style-name="P4">]</text:p>
      <text:p text:style-name="P8"/>
      <text:p text:style-name="P8"/>
      <text:p text:style-name="P8"/>
      <text:p text:style-name="P8"/>
      <text:p text:style-name="P8"/>
      <text:p text:style-name="P8"/>
      <text:h text:style-name="P1" text:outline-level="2"><text:soft-page-break/>Cancel Appointment API</text:h>
      <text:h text:style-name="P3" text:outline-level="3">Description</text:h>
      <text:p text:style-name="P10">This API endpoint allows authenticated users to cancel an appointment by providing the appointment ID.</text:p>
      <text:h text:style-name="P3" text:outline-level="3">Endpoint</text:h>
      <text:p text:style-name="P10"><text:span text:style-name="Source_20_Text"><text:span text:style-name="T1">POST /api/appointment/cancel/{id}</text:span></text:span></text:p>
      <text:p text:style-name="Text_20_body"><text:line-break/><text:span text:style-name="T11">Request Headers</text:span>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3912736272384">
            <table:table-cell table:style-name="Table7.A1" office:value-type="string">
              <text:p text:style-name="Table_20_Heading">Header</text:p>
            </table:table-cell>
            <table:table-cell table:style-name="Table7.B1" office:value-type="string">
              <text:p text:style-name="Table_20_Heading">Description</text:p>
            </table:table-cell>
          </table:table-row>
        </table:table-header-rows>
        <table:table-row table:style-name="TableLine93912736272384">
          <table:table-cell table:style-name="Table7.A2" office:value-type="string">
            <text:p text:style-name="Table_20_Contents"><text:span text:style-name="Source_20_Text"><text:span text:style-name="T1">Authorization</text:span></text:span></text:p>
          </table:table-cell>
          <table:table-cell table:style-name="Table7.B2" office:value-type="string">
            <text:p text:style-name="Table_20_Contents">Token for authentication.</text:p>
          </table:table-cell>
        </table:table-row>
      </table:table>
      <text:p text:style-name="Text_20_body"/>
      <text:h text:style-name="Heading_20_3" text:outline-level="3">Path Parameters</text:h>
      <table:table table:name="Table8" table:style-name="Table8">
        <table:table-column table:style-name="Table8.A"/>
        <table:table-column table:style-name="Table8.B"/>
        <table:table-header-rows>
          <table:table-row table:style-name="TableLine93912663970768">
            <table:table-cell table:style-name="Table8.A1" office:value-type="string">
              <text:p text:style-name="Table_20_Heading">Parameter</text:p>
            </table:table-cell>
            <table:table-cell table:style-name="Table8.B1" office:value-type="string">
              <text:p text:style-name="Table_20_Heading">Description</text:p>
            </table:table-cell>
          </table:table-row>
        </table:table-header-rows>
        <table:table-row table:style-name="TableLine93912663970768">
          <table:table-cell table:style-name="Table8.A2" office:value-type="string">
            <text:p text:style-name="Table_20_Contents"><text:span text:style-name="Source_20_Text"><text:span text:style-name="T1">id</text:span></text:span></text:p>
          </table:table-cell>
          <table:table-cell table:style-name="Table8.B2" office:value-type="string">
            <text:p text:style-name="Table_20_Contents">The ID of the appointment to cancel.</text:p>
          </table:table-cell>
        </table:table-row>
      </table:table>
      <text:p text:style-name="P9"><text:line-break/>Response Example (Success)</text:p>
      <text:p text:style-name="P6">{</text:p>
      <text:p text:style-name="P4"><text:span text:style-name="T5">"message"</text:span>: <text:span text:style-name="T7">"Appointment cancelled successfully"</text:span></text:p>
      <text:p text:style-name="P4">}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" text:outline-level="2"><text:soft-page-break/>Complete Appointment API</text:h>
      <text:h text:style-name="P3" text:outline-level="3">Description</text:h>
      <text:p text:style-name="P10">This API endpoint allows authenticated users to complete an appointment by providing the appointment ID. The appointment must be in 'booked' status and cannot be completed before the end time.</text:p>
      <text:h text:style-name="P3" text:outline-level="3">Endpoint</text:h>
      <text:p text:style-name="P10"><text:span text:style-name="Source_20_Text"><text:span text:style-name="T1">POST /api/appointment/complete/{id}</text:span></text:span></text:p>
      <text:h text:style-name="P3" text:outline-level="3">Request Headers</text:h>
      <table:table table:name="Table9" table:style-name="Table9">
        <table:table-column table:style-name="Table9.A"/>
        <table:table-column table:style-name="Table9.B"/>
        <table:table-header-rows>
          <table:table-row table:style-name="TableLine93912738991648">
            <table:table-cell table:style-name="Table9.A1" office:value-type="string">
              <text:p text:style-name="Table_20_Heading">Header</text:p>
            </table:table-cell>
            <table:table-cell table:style-name="Table9.B1" office:value-type="string">
              <text:p text:style-name="Table_20_Heading">Description</text:p>
            </table:table-cell>
          </table:table-row>
        </table:table-header-rows>
        <table:table-row table:style-name="TableLine93912738991648">
          <table:table-cell table:style-name="Table9.A2" office:value-type="string">
            <text:p text:style-name="Table_20_Contents"><text:span text:style-name="Source_20_Text"><text:span text:style-name="T1">Authorization</text:span></text:span></text:p>
          </table:table-cell>
          <table:table-cell table:style-name="Table9.B2" office:value-type="string">
            <text:p text:style-name="Table_20_Contents">Token for authentication.</text:p>
          </table:table-cell>
        </table:table-row>
      </table:table>
      <text:p text:style-name="Text_20_body"><text:line-break/>Path Parameters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Line93912739653136">
            <table:table-cell table:style-name="Table10.A1" office:value-type="string">
              <text:p text:style-name="Table_20_Heading">Parameter</text:p>
            </table:table-cell>
            <table:table-cell table:style-name="Table10.B1" office:value-type="string">
              <text:p text:style-name="Table_20_Heading">Description</text:p>
            </table:table-cell>
          </table:table-row>
        </table:table-header-rows>
        <table:table-row table:style-name="TableLine93912739653136">
          <table:table-cell table:style-name="Table10.A2" office:value-type="string">
            <text:p text:style-name="Table_20_Contents"><text:span text:style-name="Source_20_Text"><text:span text:style-name="T1">id</text:span></text:span></text:p>
          </table:table-cell>
          <table:table-cell table:style-name="Table10.B2" office:value-type="string">
            <text:p text:style-name="Table_20_Contents">The ID of the appointment to complete.</text:p>
          </table:table-cell>
        </table:table-row>
      </table:table>
      <text:p text:style-name="Text_20_body"/>
      <text:h text:style-name="Heading_20_3" text:outline-level="3">Response Example (Success)</text:h>
      <text:p text:style-name="P4">{</text:p>
      <text:p text:style-name="P7"><text:span text:style-name="T6">"message"</text:span><text:span text:style-name="T12">: </text:span><text:span text:style-name="T8">"</text:span><text:span text:style-name="T4">Appointment completed successfully</text:span><text:span text:style-name="T8">"</text:span>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ext_20_body"><text:line-break/></text:p>
      <text:h text:style-name="P1" text:outline-level="2"><text:soft-page-break/>List Health Care Professionals API</text:h>
      <text:h text:style-name="P3" text:outline-level="3">Description</text:h>
      <text:p text:style-name="P10">This API endpoint allows authenticated users to retrieve a list of healthcare professionals.</text:p>
      <text:h text:style-name="P3" text:outline-level="3">Endpoint</text:h>
      <text:p text:style-name="P10"><text:span text:style-name="Source_20_Text"><text:span text:style-name="T1">GET /api/health-care-professionals</text:span></text:span></text:p>
      <text:h text:style-name="P3" text:outline-level="3">Request Headers</text:h>
      <table:table table:name="Table5" table:style-name="Table5">
        <table:table-column table:style-name="Table5.A"/>
        <table:table-column table:style-name="Table5.B"/>
        <table:table-header-rows>
          <table:table-row table:style-name="TableLine93912738959904">
            <table:table-cell table:style-name="Table5.A1" office:value-type="string">
              <text:p text:style-name="Table_20_Heading">Header</text:p>
            </table:table-cell>
            <table:table-cell table:style-name="Table5.B1" office:value-type="string">
              <text:p text:style-name="Table_20_Heading">Description</text:p>
            </table:table-cell>
          </table:table-row>
        </table:table-header-rows>
        <table:table-row table:style-name="TableLine93912738959904">
          <table:table-cell table:style-name="Table5.A2" office:value-type="string">
            <text:p text:style-name="Table_20_Contents"><text:span text:style-name="Source_20_Text"><text:span text:style-name="T1">Authorization</text:span></text:span></text:p>
          </table:table-cell>
          <table:table-cell table:style-name="Table5.B2" office:value-type="string">
            <text:p text:style-name="Table_20_Contents">Token for authentication.</text:p>
          </table:table-cell>
        </table:table-row>
      </table:table>
      <text:p text:style-name="Text_20_body"><text:line-break/></text:p>
      <text:h text:style-name="Heading_20_3" text:outline-level="3">Response Example (Success)</text:h>
      <text:p text:style-name="Text_20_body"/>
      <text:p text:style-name="P4">[</text:p>
      <text:p text:style-name="P4">{</text:p>
      <text:p text:style-name="P4"><text:span text:style-name="T5">"id"</text:span>: <text:span text:style-name="T9">1</text:span>,</text:p>
      <text:p text:style-name="P4"><text:span text:style-name="T5">"name"</text:span>: <text:span text:style-name="T7">"Dr. Dhruv Rajput"</text:span>,</text:p>
      <text:p text:style-name="P4"><text:span text:style-name="T5">"specialty"</text:span>: <text:span text:style-name="T7">"Cardiologist"</text:span></text:p>
      <text:p text:style-name="P4">},</text:p>
      <text:p text:style-name="P4">{</text:p>
      <text:p text:style-name="P4"><text:span text:style-name="T5">"id"</text:span>: <text:span text:style-name="T9">2</text:span>,</text:p>
      <text:p text:style-name="P4"><text:span text:style-name="T5">"name"</text:span>: <text:span text:style-name="T7">"Dr. Misha Parmar"</text:span>,</text:p>
      <text:p text:style-name="P4"><text:span text:style-name="T5">"specialty"</text:span>: <text:span text:style-name="T7">"Pediatrician"</text:span></text:p>
      <text:p text:style-name="P4">}</text:p>
      <text:p text:style-name="P4">]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" svg:font-family="'Fira Code', 'Droid Sans Mono', monospace, monospace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5T09:53:56.155863432</meta:creation-date>
    <dc:date>2024-05-15T10:27:28.533719514</dc:date>
    <meta:editing-duration>PT11M30S</meta:editing-duration>
    <meta:editing-cycles>6</meta:editing-cycles>
    <meta:generator>LibreOffice/6.4.7.2$Linux_X86_64 LibreOffice_project/40$Build-2</meta:generator>
    <meta:document-statistic meta:table-count="10" meta:image-count="0" meta:object-count="0" meta:page-count="7" meta:paragraph-count="173" meta:word-count="450" meta:character-count="4036" meta:non-whitespace-character-count="3748"/>
  </office:meta>
</office:document-meta>
</file>